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nas" svg:font-family="'Liberation Snas'"/>
    <style:font-face style:name="F" svg:font-family="" style:font-family-generic="roman"/>
    <style:font-face style:name="Times New Roman" svg:font-family="'Times New Roman', 'Times New Roman PSMT'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13cm"/>
    </style:style>
    <style:style style:name="co3" style:family="table-column">
      <style:table-column-properties fo:break-before="auto" style:column-width="2.503cm"/>
    </style:style>
    <style:style style:name="co4" style:family="table-column">
      <style:table-column-properties fo:break-before="auto" style:column-width="2.461cm"/>
    </style:style>
    <style:style style:name="co5" style:family="table-column">
      <style:table-column-properties fo:break-before="auto" style:column-width="2.6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 style:data-style-name="N114"/>
    <style:style style:name="ce4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Liberation Sn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na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00000" style:text-outline="false" style:text-line-through-style="none" style:text-line-through-type="none" style:font-name="Liberation Sn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Zadanie 5" table:style-name="ta1">
        <table:table-column table:style-name="co1" table:number-columns-repeated="13" table:default-cell-style-name="Default"/>
        <table:table-row table:style-name="ro1">
          <table:table-cell table:number-columns-repeated="4"/>
          <table:table-cell table:style-name="ce2" office:value-type="string" calcext:value-type="string" table:number-columns-spanned="3" table:number-rows-spanned="1">
            <text:p>pi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npi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chisq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 + i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 + i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 + i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 + ii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]+[.B3]" office:value-type="float" office:value="1" calcext:value-type="float">
            <text:p>1</text:p>
          </table:table-cell>
          <table:table-cell table:style-name="ce1" table:formula="of:=BINOMDIST([.$A3];5;[.B$20];0)" office:value-type="float" office:value="0.0229345007" calcext:value-type="float">
            <text:p>0.022935</text:p>
          </table:table-cell>
          <table:table-cell table:style-name="ce1" table:formula="of:=BINOMDIST([.$A3];5;[.C$20];0)" office:value-type="float" office:value="0.0184528125" calcext:value-type="float">
            <text:p>0.018453</text:p>
          </table:table-cell>
          <table:table-cell table:style-name="ce1" table:formula="of:=BINOMDIST([.$A3];5;[.D$20];0)" office:value-type="float" office:value="0.0205962976" calcext:value-type="float">
            <text:p>0.020596</text:p>
          </table:table-cell>
          <table:table-cell table:style-name="ce1" table:formula="of:=[.B$9]*[.E3]" office:value-type="float" office:value="0.458690014" calcext:value-type="float">
            <text:p>0.458690</text:p>
          </table:table-cell>
          <table:table-cell table:style-name="ce1" table:formula="of:=[.C$9]*[.F3]" office:value-type="float" office:value="0.36905625" calcext:value-type="float">
            <text:p>0.369056</text:p>
          </table:table-cell>
          <table:table-cell table:style-name="ce1" table:formula="of:=[.D$9]*[.G3]" office:value-type="float" office:value="0.823851904" calcext:value-type="float">
            <text:p>0.823852</text:p>
          </table:table-cell>
          <table:table-cell table:style-name="ce1" table:formula="of:=([.B3]-[.H3])^2/[.H3]" office:value-type="float" office:value="0.458690014" calcext:value-type="float">
            <text:p>0.458690</text:p>
          </table:table-cell>
          <table:table-cell table:style-name="ce1" table:formula="of:=([.C3]-[.I3])^2/[.I3]" office:value-type="float" office:value="1.07867029934885" calcext:value-type="float">
            <text:p>1.078670</text:p>
          </table:table-cell>
          <table:table-cell table:style-name="ce1" table:formula="of:=([.D3]-[.J3])^2/[.J3]" office:value-type="float" office:value="0.0376622929118403" calcext:value-type="float">
            <text:p>0.0376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4]+[.B4]" office:value-type="float" office:value="4" calcext:value-type="float">
            <text:p>4</text:p>
          </table:table-cell>
          <table:table-cell table:style-name="ce1" table:formula="of:=BINOMDIST([.$A4];5;[.B$20];0)" office:value-type="float" office:value="0.1293115465" calcext:value-type="float">
            <text:p>0.129312</text:p>
          </table:table-cell>
          <table:table-cell table:style-name="ce1" table:formula="of:=BINOMDIST([.$A4];5;[.C$20];0)" office:value-type="float" office:value="0.1127671875" calcext:value-type="float">
            <text:p>0.112767</text:p>
          </table:table-cell>
          <table:table-cell table:style-name="ce1" table:formula="of:=BINOMDIST([.$A4];5;[.D$20];0)" office:value-type="float" office:value="0.120891312" calcext:value-type="float">
            <text:p>0.120891</text:p>
          </table:table-cell>
          <table:table-cell table:style-name="ce1" table:formula="of:=[.B$9]*[.E4]" office:value-type="float" office:value="2.58623093" calcext:value-type="float">
            <text:p>2.586231</text:p>
          </table:table-cell>
          <table:table-cell table:style-name="ce1" table:formula="of:=[.C$9]*[.F4]" office:value-type="float" office:value="2.25534375" calcext:value-type="float">
            <text:p>2.255344</text:p>
          </table:table-cell>
          <table:table-cell table:style-name="ce1" table:formula="of:=[.D$9]*[.G4]" office:value-type="float" office:value="4.83565248" calcext:value-type="float">
            <text:p>4.835652</text:p>
          </table:table-cell>
          <table:table-cell table:style-name="ce1" table:formula="of:=([.B4]-[.H4])^2/[.H4]" office:value-type="float" office:value="0.132883223730011" calcext:value-type="float">
            <text:p>0.132883</text:p>
          </table:table-cell>
          <table:table-cell table:style-name="ce1" table:formula="of:=([.C4]-[.I4])^2/[.I4]" office:value-type="float" office:value="0.0289093095737899" calcext:value-type="float">
            <text:p>0.028909</text:p>
          </table:table-cell>
          <table:table-cell table:style-name="ce1" table:formula="of:=([.D4]-[.J4])^2/[.J4]" office:value-type="float" office:value="0.144409688293016" calcext:value-type="float">
            <text:p>0.1444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5]+[.B5]" office:value-type="float" office:value="11" calcext:value-type="float">
            <text:p>11</text:p>
          </table:table-cell>
          <table:table-cell table:style-name="ce1" table:formula="of:=BINOMDIST([.$A5];5;[.B$20];0)" office:value-type="float" office:value="0.291638807" calcext:value-type="float">
            <text:p>0.291639</text:p>
          </table:table-cell>
          <table:table-cell table:style-name="ce1" table:formula="of:=BINOMDIST([.$A5];5;[.C$20];0)" office:value-type="float" office:value="0.275653125" calcext:value-type="float">
            <text:p>0.275653</text:p>
          </table:table-cell>
          <table:table-cell table:style-name="ce1" table:formula="of:=BINOMDIST([.$A5];5;[.D$20];0)" office:value-type="float" office:value="0.283831776" calcext:value-type="float">
            <text:p>0.283832</text:p>
          </table:table-cell>
          <table:table-cell table:style-name="ce1" table:formula="of:=[.B$9]*[.E5]" office:value-type="float" office:value="5.83277614" calcext:value-type="float">
            <text:p>5.832776</text:p>
          </table:table-cell>
          <table:table-cell table:style-name="ce1" table:formula="of:=[.C$9]*[.F5]" office:value-type="float" office:value="5.5130625" calcext:value-type="float">
            <text:p>5.513063</text:p>
          </table:table-cell>
          <table:table-cell table:style-name="ce1" table:formula="of:=[.D$9]*[.G5]" office:value-type="float" office:value="11.35327104" calcext:value-type="float">
            <text:p>11.353271</text:p>
          </table:table-cell>
          <table:table-cell table:style-name="ce1" table:formula="of:=([.B5]-[.H5])^2/[.H5]" office:value-type="float" office:value="0.805252789858193" calcext:value-type="float">
            <text:p>0.805253</text:p>
          </table:table-cell>
          <table:table-cell table:style-name="ce1" table:formula="of:=([.C5]-[.I5])^2/[.I5]" office:value-type="float" office:value="1.14554898097133" calcext:value-type="float">
            <text:p>1.145549</text:p>
          </table:table-cell>
          <table:table-cell table:style-name="ce1" table:formula="of:=([.D5]-[.J5])^2/[.J5]" office:value-type="float" office:value="0.0109924643975276" calcext:value-type="float">
            <text:p>0.0109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C6]+[.B6]" office:value-type="float" office:value="16" calcext:value-type="float">
            <text:p>16</text:p>
          </table:table-cell>
          <table:table-cell table:style-name="ce1" table:formula="of:=BINOMDIST([.$A6];5;[.B$20];0)" office:value-type="float" office:value="0.328869293" calcext:value-type="float">
            <text:p>0.328869</text:p>
          </table:table-cell>
          <table:table-cell table:style-name="ce1" table:formula="of:=BINOMDIST([.$A6];5;[.C$20];0)" office:value-type="float" office:value="0.336909375" calcext:value-type="float">
            <text:p>0.336909</text:p>
          </table:table-cell>
          <table:table-cell table:style-name="ce1" table:formula="of:=BINOMDIST([.$A6];5;[.D$20];0)" office:value-type="float" office:value="0.333193824" calcext:value-type="float">
            <text:p>0.333194</text:p>
          </table:table-cell>
          <table:table-cell table:style-name="ce1" table:formula="of:=[.B$9]*[.E6]" office:value-type="float" office:value="6.57738586" calcext:value-type="float">
            <text:p>6.577386</text:p>
          </table:table-cell>
          <table:table-cell table:style-name="ce1" table:formula="of:=[.C$9]*[.F6]" office:value-type="float" office:value="6.7381875" calcext:value-type="float">
            <text:p>6.738188</text:p>
          </table:table-cell>
          <table:table-cell table:style-name="ce1" table:formula="of:=[.D$9]*[.G6]" office:value-type="float" office:value="13.32775296" calcext:value-type="float">
            <text:p>13.327753</text:p>
          </table:table-cell>
          <table:table-cell table:style-name="ce1" table:formula="of:=([.B6]-[.H6])^2/[.H6]" office:value-type="float" office:value="0.0506849435967163" calcext:value-type="float">
            <text:p>0.050685</text:p>
          </table:table-cell>
          <table:table-cell table:style-name="ce1" table:formula="of:=([.C6]-[.I6])^2/[.I6]" office:value-type="float" office:value="1.57897369064845" calcext:value-type="float">
            <text:p>1.578974</text:p>
          </table:table-cell>
          <table:table-cell table:style-name="ce1" table:formula="of:=([.D6]-[.J6])^2/[.J6]" office:value-type="float" office:value="0.53579206218936" calcext:value-type="float">
            <text:p>0.5357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7]+[.B7]" office:value-type="float" office:value="6" calcext:value-type="float">
            <text:p>6</text:p>
          </table:table-cell>
          <table:table-cell table:style-name="ce1" table:formula="of:=BINOMDIST([.$A7];5;[.B$20];0)" office:value-type="float" office:value="0.1854263035" calcext:value-type="float">
            <text:p>0.185426</text:p>
          </table:table-cell>
          <table:table-cell table:style-name="ce1" table:formula="of:=BINOMDIST([.$A7];5;[.C$20];0)" office:value-type="float" office:value="0.2058890625" calcext:value-type="float">
            <text:p>0.205889</text:p>
          </table:table-cell>
          <table:table-cell table:style-name="ce1" table:formula="of:=BINOMDIST([.$A7];5;[.D$20];0)" office:value-type="float" office:value="0.195570288" calcext:value-type="float">
            <text:p>0.195570</text:p>
          </table:table-cell>
          <table:table-cell table:style-name="ce1" table:formula="of:=[.B$9]*[.E7]" office:value-type="float" office:value="3.70852607" calcext:value-type="float">
            <text:p>3.708526</text:p>
          </table:table-cell>
          <table:table-cell table:style-name="ce1" table:formula="of:=[.C$9]*[.F7]" office:value-type="float" office:value="4.11778125" calcext:value-type="float">
            <text:p>4.117781</text:p>
          </table:table-cell>
          <table:table-cell table:style-name="ce1" table:formula="of:=[.D$9]*[.G7]" office:value-type="float" office:value="7.82281152" calcext:value-type="float">
            <text:p>7.822812</text:p>
          </table:table-cell>
          <table:table-cell table:style-name="ce1" table:formula="of:=([.B7]-[.H7])^2/[.H7]" office:value-type="float" office:value="0.135366229707978" calcext:value-type="float">
            <text:p>0.135366</text:p>
          </table:table-cell>
          <table:table-cell table:style-name="ce1" table:formula="of:=([.C7]-[.I7])^2/[.I7]" office:value-type="float" office:value="0.303424307168227" calcext:value-type="float">
            <text:p>0.303424</text:p>
          </table:table-cell>
          <table:table-cell table:style-name="ce1" table:formula="of:=([.D7]-[.J7])^2/[.J7]" office:value-type="float" office:value="0.424737554899535" calcext:value-type="float">
            <text:p>0.4247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]+[.B8]" office:value-type="float" office:value="2" calcext:value-type="float">
            <text:p>2</text:p>
          </table:table-cell>
          <table:table-cell table:style-name="ce1" table:formula="of:=BINOMDIST([.$A8];5;[.B$20];0)" office:value-type="float" office:value="0.0418195493" calcext:value-type="float">
            <text:p>0.041820</text:p>
          </table:table-cell>
          <table:table-cell table:style-name="ce1" table:formula="of:=BINOMDIST([.$A8];5;[.C$20];0)" office:value-type="float" office:value="0.0503284375" calcext:value-type="float">
            <text:p>0.050328</text:p>
          </table:table-cell>
          <table:table-cell table:style-name="ce1" table:formula="of:=BINOMDIST([.$A8];5;[.D$20];0)" office:value-type="float" office:value="0.0459165024" calcext:value-type="float">
            <text:p>0.045917</text:p>
          </table:table-cell>
          <table:table-cell table:style-name="ce1" table:formula="of:=[.B$9]*[.E8]" office:value-type="float" office:value="0.836390986" calcext:value-type="float">
            <text:p>0.836391</text:p>
          </table:table-cell>
          <table:table-cell table:style-name="ce1" table:formula="of:=[.C$9]*[.F8]" office:value-type="float" office:value="1.00656875" calcext:value-type="float">
            <text:p>1.006569</text:p>
          </table:table-cell>
          <table:table-cell table:style-name="ce1" table:formula="of:=[.D$9]*[.G8]" office:value-type="float" office:value="1.836660096" calcext:value-type="float">
            <text:p>1.836660</text:p>
          </table:table-cell>
          <table:table-cell table:style-name="ce1" table:formula="of:=([.B8]-[.H8])^2/[.H8]" office:value-type="float" office:value="0.0320040625856913" calcext:value-type="float">
            <text:p>0.032004</text:p>
          </table:table-cell>
          <table:table-cell table:style-name="ce1" table:formula="of:=([.C8]-[.I8])^2/[.I8]" office:value-type="float" office:value="0.0000428668946482879" calcext:value-type="float">
            <text:p>0.000043</text:p>
          </table:table-cell>
          <table:table-cell table:style-name="ce1" table:formula="of:=([.D8]-[.J8])^2/[.J8]" office:value-type="float" office:value="0.01452632650801" calcext:value-type="float">
            <text:p>0.014526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:.B8])" office:value-type="float" office:value="20" calcext:value-type="float">
            <text:p>20</text:p>
          </table:table-cell>
          <table:table-cell table:formula="of:=SUM([.C3:.C8])" office:value-type="float" office:value="20" calcext:value-type="float">
            <text:p>20</text:p>
          </table:table-cell>
          <table:table-cell table:formula="of:=SUM([.D3:.D8])" office:value-type="float" office:value="40" calcext:value-type="float">
            <text:p>40</text:p>
          </table:table-cell>
          <table:table-cell table:style-name="ce1" table:formula="of:=SUM([.E3:.E8])" office:value-type="float" office:value="1" calcext:value-type="float">
            <text:p>1.000000</text:p>
          </table:table-cell>
          <table:table-cell table:style-name="ce1" table:formula="of:=SUM([.F3:.F8])" office:value-type="float" office:value="1" calcext:value-type="float">
            <text:p>1.000000</text:p>
          </table:table-cell>
          <table:table-cell table:style-name="ce1" table:formula="of:=SUM([.G3:.G8])" office:value-type="float" office:value="1" calcext:value-type="float">
            <text:p>1.000000</text:p>
          </table:table-cell>
          <table:table-cell table:style-name="ce1" table:formula="of:=SUM([.H3:.H8])" office:value-type="float" office:value="20" calcext:value-type="float">
            <text:p>20.000000</text:p>
          </table:table-cell>
          <table:table-cell table:style-name="ce1" table:formula="of:=SUM([.I3:.I8])" office:value-type="float" office:value="20" calcext:value-type="float">
            <text:p>20.000000</text:p>
          </table:table-cell>
          <table:table-cell table:style-name="ce1" table:formula="of:=SUM([.J3:.J8])" office:value-type="float" office:value="40" calcext:value-type="float">
            <text:p>40.000000</text:p>
          </table:table-cell>
          <table:table-cell table:style-name="ce1" table:formula="of:=SUM([.K3:.K8])" office:value-type="float" office:value="1.61488126347859" calcext:value-type="float">
            <text:p>1.614881</text:p>
          </table:table-cell>
          <table:table-cell table:style-name="ce1" table:formula="of:=SUM([.L3:.L8])" office:value-type="float" office:value="4.13556945460529" calcext:value-type="float">
            <text:p>4.135569</text:p>
          </table:table-cell>
          <table:table-cell table:style-name="ce1" table:formula="of:=SUM([.M3:.M8])" office:value-type="float" office:value="1.16812038919929" calcext:value-type="float">
            <text:p>1.16812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ni*n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P-value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table:formula="of:=[.B3]*[.$A3]" office:value-type="float" office:value="0" calcext:value-type="float">
            <text:p>0</text:p>
          </table:table-cell>
          <table:table-cell table:formula="of:=[.C3]*[.$A3]" office:value-type="float" office:value="0" calcext:value-type="float">
            <text:p>0</text:p>
          </table:table-cell>
          <table:table-cell table:formula="of:=[.D3]*[.$A3]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 + ii</text:p>
          </table:table-cell>
          <table:table-cell table:number-columns-repeated="6"/>
        </table:table-row>
        <table:table-row table:style-name="ro1">
          <table:table-cell/>
          <table:table-cell table:formula="of:=[.B4]*[.$A4]" office:value-type="float" office:value="2" calcext:value-type="float">
            <text:p>2</text:p>
          </table:table-cell>
          <table:table-cell table:formula="of:=[.C4]*[.$A4]" office:value-type="float" office:value="2" calcext:value-type="float">
            <text:p>2</text:p>
          </table:table-cell>
          <table:table-cell table:formula="of:=[.D4]*[.$A4]" office:value-type="float" office:value="4" calcext:value-type="float">
            <text:p>4</text:p>
          </table:table-cell>
          <table:table-cell table:formula="of:=COM.MICROSOFT.CHISQ.DIST([.K9];4;1)" office:value-type="float" office:value="0.193884948397456" calcext:value-type="float">
            <text:p>0.193884948397456</text:p>
          </table:table-cell>
          <table:table-cell table:formula="of:=COM.MICROSOFT.CHISQ.DIST([.L9];4;1)" office:value-type="float" office:value="0.612030679503611" calcext:value-type="float">
            <text:p>0.612030679503611</text:p>
          </table:table-cell>
          <table:table-cell table:formula="of:=COM.MICROSOFT.CHISQ.DIST([.M9];4;1)" office:value-type="float" office:value="0.116681022146169" calcext:value-type="float">
            <text:p>0.116681022146169</text:p>
          </table:table-cell>
          <table:table-cell table:number-columns-repeated="6"/>
        </table:table-row>
        <table:table-row table:style-name="ro1">
          <table:table-cell/>
          <table:table-cell table:formula="of:=[.B5]*[.$A5]" office:value-type="float" office:value="16" calcext:value-type="float">
            <text:p>16</text:p>
          </table:table-cell>
          <table:table-cell table:formula="of:=[.C5]*[.$A5]" office:value-type="float" office:value="6" calcext:value-type="float">
            <text:p>6</text:p>
          </table:table-cell>
          <table:table-cell table:formula="of:=[.D5]*[.$A5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/>
          <table:table-cell table:formula="of:=[.B6]*[.$A6]" office:value-type="float" office:value="18" calcext:value-type="float">
            <text:p>18</text:p>
          </table:table-cell>
          <table:table-cell table:formula="of:=[.C6]*[.$A6]" office:value-type="float" office:value="30" calcext:value-type="float">
            <text:p>30</text:p>
          </table:table-cell>
          <table:table-cell table:formula="of:=[.D6]*[.$A6]"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/>
          <table:table-cell table:formula="of:=[.B7]*[.$A7]" office:value-type="float" office:value="12" calcext:value-type="float">
            <text:p>12</text:p>
          </table:table-cell>
          <table:table-cell table:formula="of:=[.C7]*[.$A7]" office:value-type="float" office:value="12" calcext:value-type="float">
            <text:p>12</text:p>
          </table:table-cell>
          <table:table-cell table:formula="of:=[.D7]*[.$A7]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/>
          <table:table-cell table:formula="of:=[.B8]*[.$A8]" office:value-type="float" office:value="5" calcext:value-type="float">
            <text:p>5</text:p>
          </table:table-cell>
          <table:table-cell table:formula="of:=[.C8]*[.$A8]" office:value-type="float" office:value="5" calcext:value-type="float">
            <text:p>5</text:p>
          </table:table-cell>
          <table:table-cell table:formula="of:=[.D8]*[.$A8]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12:.B17])" office:value-type="float" office:value="53" calcext:value-type="float">
            <text:p>53</text:p>
          </table:table-cell>
          <table:table-cell table:formula="of:=SUM([.C12:.C17])" office:value-type="float" office:value="55" calcext:value-type="float">
            <text:p>55</text:p>
          </table:table-cell>
          <table:table-cell table:formula="of:=SUM([.D12:.D17])"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an</text:p>
          </table:table-cell>
          <table:table-cell table:formula="of:=[.B18]/[.B9]" office:value-type="float" office:value="2.65" calcext:value-type="float">
            <text:p>2.65</text:p>
          </table:table-cell>
          <table:table-cell table:formula="of:=[.C18]/[.C9]" office:value-type="float" office:value="2.75" calcext:value-type="float">
            <text:p>2.75</text:p>
          </table:table-cell>
          <table:table-cell table:formula="of:=[.D18]/[.D9]" office:value-type="float" office:value="2.7" calcext:value-type="float">
            <text:p>2.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</text:p>
          </table:table-cell>
          <table:table-cell table:formula="of:=[.B19]/5" office:value-type="float" office:value="0.53" calcext:value-type="float">
            <text:p>0.53</text:p>
          </table:table-cell>
          <table:table-cell table:formula="of:=[.C19]/5" office:value-type="float" office:value="0.55" calcext:value-type="float">
            <text:p>0.55</text:p>
          </table:table-cell>
          <table:table-cell table:formula="of:=[.D19]/5" office:value-type="float" office:value="0.54" calcext:value-type="float">
            <text:p>0.54</text:p>
          </table:table-cell>
          <table:table-cell table:number-columns-repeated="9"/>
        </table:table-row>
      </table:table>
      <table:table table:name="Zadanie 8" table:style-name="ta1">
        <table:table-column table:style-name="co2" table:default-cell-style-name="Default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4" office:value-type="string" calcext:value-type="string">
            <text:p>Wytrzymałość </text:p>
          </table:table-cell>
          <table:table-cell table:style-name="ce4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x_i</text:p>
          </table:table-cell>
          <table:table-cell table:style-name="ce6" office:value-type="string" calcext:value-type="string" table:number-columns-spanned="2" table:number-rows-spanned="1">
            <text:p>Liczba próbek </text:p>
          </table:table-cell>
          <table:covered-table-cell table:style-name="ce4"/>
          <table:table-cell table:style-name="Default" office:value-type="string" calcext:value-type="string">
            <text:p>n_i*x_i</text:p>
          </table:table-cell>
          <table:table-cell/>
          <table:table-cell table:style-name="ce2" office:value-type="string" calcext:value-type="string" table:number-columns-spanned="2" table:number-rows-spanned="1">
            <text:p>(x_i – mean)^2</text:p>
          </table:table-cell>
          <table:covered-table-cell/>
          <table:table-cell table:style-name="ce2" office:value-type="string" calcext:value-type="string" table:number-columns-spanned="2" table:number-rows-spanned="1">
            <text:p>*n_i</text:p>
          </table:table-cell>
          <table:covered-table-cell/>
        </table:table-row>
        <table:table-row table:style-name="ro1">
          <table:table-cell table:style-name="ce5" table:number-columns-repeated="4"/>
          <table:table-cell table:style-name="ce4" office:value-type="string" calcext:value-type="string">
            <text:p>i) </text:p>
          </table:table-cell>
          <table:table-cell table:style-name="ce4" office:value-type="string" calcext:value-type="string">
            <text:p>ii) </text:p>
          </table:table-cell>
          <table:table-cell table:style-name="ce4" office:value-type="string" calcext:value-type="string">
            <text:p>i) </text:p>
          </table:table-cell>
          <table:table-cell table:style-name="ce4" office:value-type="string" calcext:value-type="string">
            <text:p>ii) </text:p>
          </table:table-cell>
          <table:table-cell table:style-name="ce4" office:value-type="string" calcext:value-type="string">
            <text:p>i) </text:p>
          </table:table-cell>
          <table:table-cell table:style-name="ce4" office:value-type="string" calcext:value-type="string">
            <text:p>ii) </text:p>
          </table:table-cell>
          <table:table-cell table:style-name="ce4" office:value-type="string" calcext:value-type="string">
            <text:p>i) </text:p>
          </table:table-cell>
          <table:table-cell table:style-name="ce4" office:value-type="string" calcext:value-type="string">
            <text:p>ii) </text:p>
          </table:table-cell>
        </table:table-row>
        <table:table-row table:style-name="ro1">
          <table:table-cell table:style-name="ce4" office:value-type="string" calcext:value-type="string">
            <text:p>(1900 − 2000] </text:p>
          </table:table-cell>
          <table:table-cell table:style-name="ce4" table:formula="of:=MID([.A3];FIND(&quot;(&quot;;[.A3])+1;4)" office:value-type="string" office:string-value="1900" calcext:value-type="string">
            <text:p>1900</text:p>
          </table:table-cell>
          <table:table-cell table:style-name="ce5" table:formula="of:=MID([.A3];FIND(&quot; &quot;;[.A3];FIND(&quot; &quot;;[.A3]) + 1)+1;4)" office:value-type="string" office:string-value="2000" calcext:value-type="string">
            <text:p>2000</text:p>
          </table:table-cell>
          <table:table-cell table:style-name="ce5" table:formula="of:=([.C3]-[.B3])/2+[.B3]" office:value-type="float" office:value="1950" calcext:value-type="float">
            <text:p>195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Default" table:formula="of:=[.E3]*[.$D3]" office:value-type="float" office:value="27300" calcext:value-type="float">
            <text:p>27300</text:p>
          </table:table-cell>
          <table:table-cell table:formula="of:=[.F3]*[.$D3]" office:value-type="float" office:value="19500" calcext:value-type="float">
            <text:p>19500</text:p>
          </table:table-cell>
          <table:table-cell table:formula="of:=([.$D3]-[.E$10])^2" office:value-type="float" office:value="67860.25" calcext:value-type="float">
            <text:p>67860.25</text:p>
          </table:table-cell>
          <table:table-cell table:formula="of:=([.$D3]-[.F$10])^2" office:value-type="float" office:value="67600" calcext:value-type="float">
            <text:p>67600</text:p>
          </table:table-cell>
          <table:table-cell table:formula="of:=[.I3]*[.E3]" office:value-type="float" office:value="950043.5" calcext:value-type="float">
            <text:p>950043.5</text:p>
          </table:table-cell>
          <table:table-cell table:formula="of:=[.J3]*[.F3]" office:value-type="float" office:value="676000" calcext:value-type="float">
            <text:p>676000</text:p>
          </table:table-cell>
        </table:table-row>
        <table:table-row table:style-name="ro1">
          <table:table-cell table:style-name="ce4" office:value-type="string" calcext:value-type="string">
            <text:p>(2000 − 2100] </text:p>
          </table:table-cell>
          <table:table-cell table:style-name="ce4" table:formula="of:=MID([.A4];FIND(&quot;(&quot;;[.A4])+1;4)" office:value-type="string" office:string-value="2000" calcext:value-type="string">
            <text:p>2000</text:p>
          </table:table-cell>
          <table:table-cell table:style-name="ce5" table:formula="of:=MID([.A4];FIND(&quot; &quot;;[.A4];FIND(&quot; &quot;;[.A4]) + 1)+1;4)" office:value-type="string" office:string-value="2100" calcext:value-type="string">
            <text:p>2100</text:p>
          </table:table-cell>
          <table:table-cell table:style-name="ce5" table:formula="of:=([.C4]-[.B4])/2+[.B4]" office:value-type="float" office:value="2050" calcext:value-type="float">
            <text:p>2050</text:p>
          </table:table-cell>
          <table:table-cell table:number-columns-repeated="2" table:style-name="ce4" office:value-type="float" office:value="26" calcext:value-type="float">
            <text:p>26</text:p>
          </table:table-cell>
          <table:table-cell table:style-name="Default" table:formula="of:=[.E4]*[.$D4]" office:value-type="float" office:value="53300" calcext:value-type="float">
            <text:p>53300</text:p>
          </table:table-cell>
          <table:table-cell table:formula="of:=[.F4]*[.$D4]" office:value-type="float" office:value="53300" calcext:value-type="float">
            <text:p>53300</text:p>
          </table:table-cell>
          <table:table-cell table:formula="of:=([.$D4]-[.E$10])^2" office:value-type="float" office:value="25760.25" calcext:value-type="float">
            <text:p>25760.25</text:p>
          </table:table-cell>
          <table:table-cell table:formula="of:=([.$D4]-[.F$10])^2" office:value-type="float" office:value="25600" calcext:value-type="float">
            <text:p>25600</text:p>
          </table:table-cell>
          <table:table-cell table:formula="of:=[.I4]*[.E4]" office:value-type="float" office:value="669766.5" calcext:value-type="float">
            <text:p>669766.5</text:p>
          </table:table-cell>
          <table:table-cell table:formula="of:=[.J4]*[.F4]" office:value-type="float" office:value="665600" calcext:value-type="float">
            <text:p>665600</text:p>
          </table:table-cell>
        </table:table-row>
        <table:table-row table:style-name="ro1">
          <table:table-cell table:style-name="ce4" office:value-type="string" calcext:value-type="string">
            <text:p>(2100 − 2200] </text:p>
          </table:table-cell>
          <table:table-cell table:style-name="ce4" table:formula="of:=MID([.A5];FIND(&quot;(&quot;;[.A5])+1;4)" office:value-type="string" office:string-value="2100" calcext:value-type="string">
            <text:p>2100</text:p>
          </table:table-cell>
          <table:table-cell table:style-name="ce5" table:formula="of:=MID([.A5];FIND(&quot; &quot;;[.A5];FIND(&quot; &quot;;[.A5]) + 1)+1;4)" office:value-type="string" office:string-value="2200" calcext:value-type="string">
            <text:p>2200</text:p>
          </table:table-cell>
          <table:table-cell table:style-name="ce5" table:formula="of:=([.C5]-[.B5])/2+[.B5]" office:value-type="float" office:value="2150" calcext:value-type="float">
            <text:p>2150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6" calcext:value-type="float">
            <text:p>56</text:p>
          </table:table-cell>
          <table:table-cell table:style-name="Default" table:formula="of:=[.E5]*[.$D5]" office:value-type="float" office:value="111800" calcext:value-type="float">
            <text:p>111800</text:p>
          </table:table-cell>
          <table:table-cell table:formula="of:=[.F5]*[.$D5]" office:value-type="float" office:value="120400" calcext:value-type="float">
            <text:p>120400</text:p>
          </table:table-cell>
          <table:table-cell table:formula="of:=([.$D5]-[.E$10])^2" office:value-type="float" office:value="3660.25" calcext:value-type="float">
            <text:p>3660.25</text:p>
          </table:table-cell>
          <table:table-cell table:formula="of:=([.$D5]-[.F$10])^2" office:value-type="float" office:value="3600" calcext:value-type="float">
            <text:p>3600</text:p>
          </table:table-cell>
          <table:table-cell table:formula="of:=[.I5]*[.E5]" office:value-type="float" office:value="190333" calcext:value-type="float">
            <text:p>190333</text:p>
          </table:table-cell>
          <table:table-cell table:formula="of:=[.J5]*[.F5]" office:value-type="float" office:value="201600" calcext:value-type="float">
            <text:p>201600</text:p>
          </table:table-cell>
        </table:table-row>
        <table:table-row table:style-name="ro1">
          <table:table-cell table:style-name="ce4" office:value-type="string" calcext:value-type="string">
            <text:p>(2200 − 2300] </text:p>
          </table:table-cell>
          <table:table-cell table:style-name="ce4" table:formula="of:=MID([.A6];FIND(&quot;(&quot;;[.A6])+1;4)" office:value-type="string" office:string-value="2200" calcext:value-type="string">
            <text:p>2200</text:p>
          </table:table-cell>
          <table:table-cell table:style-name="ce5" table:formula="of:=MID([.A6];FIND(&quot; &quot;;[.A6];FIND(&quot; &quot;;[.A6]) + 1)+1;4)" office:value-type="string" office:string-value="2300" calcext:value-type="string">
            <text:p>2300</text:p>
          </table:table-cell>
          <table:table-cell table:style-name="ce5" table:formula="of:=([.C6]-[.B6])/2+[.B6]" office:value-type="float" office:value="2250" calcext:value-type="float">
            <text:p>2250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64" calcext:value-type="float">
            <text:p>64</text:p>
          </table:table-cell>
          <table:table-cell table:style-name="Default" table:formula="of:=[.E6]*[.$D6]" office:value-type="float" office:value="130500" calcext:value-type="float">
            <text:p>130500</text:p>
          </table:table-cell>
          <table:table-cell table:formula="of:=[.F6]*[.$D6]" office:value-type="float" office:value="144000" calcext:value-type="float">
            <text:p>144000</text:p>
          </table:table-cell>
          <table:table-cell table:formula="of:=([.$D6]-[.E$10])^2" office:value-type="float" office:value="1560.25" calcext:value-type="float">
            <text:p>1560.25</text:p>
          </table:table-cell>
          <table:table-cell table:formula="of:=([.$D6]-[.F$10])^2" office:value-type="float" office:value="1600" calcext:value-type="float">
            <text:p>1600</text:p>
          </table:table-cell>
          <table:table-cell table:formula="of:=[.I6]*[.E6]" office:value-type="float" office:value="90494.5" calcext:value-type="float">
            <text:p>90494.5</text:p>
          </table:table-cell>
          <table:table-cell table:formula="of:=[.J6]*[.F6]" office:value-type="float" office:value="102400" calcext:value-type="float">
            <text:p>102400</text:p>
          </table:table-cell>
        </table:table-row>
        <table:table-row table:style-name="ro1">
          <table:table-cell table:style-name="ce4" office:value-type="string" calcext:value-type="string">
            <text:p>(2300 − 2400] </text:p>
          </table:table-cell>
          <table:table-cell table:style-name="ce4" table:formula="of:=MID([.A7];FIND(&quot;(&quot;;[.A7])+1;4)" office:value-type="string" office:string-value="2300" calcext:value-type="string">
            <text:p>2300</text:p>
          </table:table-cell>
          <table:table-cell table:style-name="ce5" table:formula="of:=MID([.A7];FIND(&quot; &quot;;[.A7];FIND(&quot; &quot;;[.A7]) + 1)+1;4)" office:value-type="string" office:string-value="2400" calcext:value-type="string">
            <text:p>2400</text:p>
          </table:table-cell>
          <table:table-cell table:style-name="ce5" table:formula="of:=([.C7]-[.B7])/2+[.B7]" office:value-type="float" office:value="2350" calcext:value-type="float">
            <text:p>235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0" calcext:value-type="float">
            <text:p>30</text:p>
          </table:table-cell>
          <table:table-cell table:style-name="Default" table:formula="of:=[.E7]*[.$D7]" office:value-type="float" office:value="77550" calcext:value-type="float">
            <text:p>77550</text:p>
          </table:table-cell>
          <table:table-cell table:formula="of:=[.F7]*[.$D7]" office:value-type="float" office:value="70500" calcext:value-type="float">
            <text:p>70500</text:p>
          </table:table-cell>
          <table:table-cell table:formula="of:=([.$D7]-[.E$10])^2" office:value-type="float" office:value="19460.25" calcext:value-type="float">
            <text:p>19460.25</text:p>
          </table:table-cell>
          <table:table-cell table:formula="of:=([.$D7]-[.F$10])^2" office:value-type="float" office:value="19600" calcext:value-type="float">
            <text:p>19600</text:p>
          </table:table-cell>
          <table:table-cell table:formula="of:=[.I7]*[.E7]" office:value-type="float" office:value="642188.25" calcext:value-type="float">
            <text:p>642188.25</text:p>
          </table:table-cell>
          <table:table-cell table:formula="of:=[.J7]*[.F7]" office:value-type="float" office:value="588000" calcext:value-type="float">
            <text:p>588000</text:p>
          </table:table-cell>
        </table:table-row>
        <table:table-row table:style-name="ro1">
          <table:table-cell table:style-name="ce4" office:value-type="string" calcext:value-type="string">
            <text:p>(2400 − 2500] </text:p>
          </table:table-cell>
          <table:table-cell table:style-name="ce4" table:formula="of:=MID([.A8];FIND(&quot;(&quot;;[.A8])+1;4)" office:value-type="string" office:string-value="2400" calcext:value-type="string">
            <text:p>2400</text:p>
          </table:table-cell>
          <table:table-cell table:style-name="ce5" table:formula="of:=MID([.A8];FIND(&quot; &quot;;[.A8];FIND(&quot; &quot;;[.A8]) + 1)+1;4)" office:value-type="string" office:string-value="2500" calcext:value-type="string">
            <text:p>2500</text:p>
          </table:table-cell>
          <table:table-cell table:style-name="ce5" table:formula="of:=([.C8]-[.B8])/2+[.B8]" office:value-type="float" office:value="2450" calcext:value-type="float">
            <text:p>245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4" calcext:value-type="float">
            <text:p>14</text:p>
          </table:table-cell>
          <table:table-cell table:style-name="Default" table:formula="of:=[.E8]*[.$D8]" office:value-type="float" office:value="41650" calcext:value-type="float">
            <text:p>41650</text:p>
          </table:table-cell>
          <table:table-cell table:formula="of:=[.F8]*[.$D8]" office:value-type="float" office:value="34300" calcext:value-type="float">
            <text:p>34300</text:p>
          </table:table-cell>
          <table:table-cell table:formula="of:=([.$D8]-[.E$10])^2" office:value-type="float" office:value="57360.25" calcext:value-type="float">
            <text:p>57360.25</text:p>
          </table:table-cell>
          <table:table-cell table:formula="of:=([.$D8]-[.F$10])^2" office:value-type="float" office:value="57600" calcext:value-type="float">
            <text:p>57600</text:p>
          </table:table-cell>
          <table:table-cell table:formula="of:=[.I8]*[.E8]" office:value-type="float" office:value="975124.25" calcext:value-type="float">
            <text:p>975124.25</text:p>
          </table:table-cell>
          <table:table-cell table:formula="of:=[.J8]*[.F8]" office:value-type="float" office:value="806400" calcext:value-type="float">
            <text:p>80640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Default" table:number-columns-repeated="3"/>
          <table:table-cell table:style-name="Default" table:formula="of:=SUM([.E3:.E8])" office:value-type="float" office:value="200" calcext:value-type="float">
            <text:p>200</text:p>
          </table:table-cell>
          <table:table-cell table:style-name="Default" table:formula="of:=SUM([.F3:.F8])" office:value-type="float" office:value="200" calcext:value-type="float">
            <text:p>200</text:p>
          </table:table-cell>
          <table:table-cell table:style-name="Default" table:formula="of:=SUM([.G3:.G8])" office:value-type="float" office:value="442100" calcext:value-type="float">
            <text:p>442100</text:p>
          </table:table-cell>
          <table:table-cell table:formula="of:=SUM([.H3:.H8])" office:value-type="float" office:value="442000" calcext:value-type="float">
            <text:p>442000</text:p>
          </table:table-cell>
          <table:table-cell table:formula="of:=SUM([.I3:.I8])" office:value-type="float" office:value="175661.5" calcext:value-type="float">
            <text:p>175661.5</text:p>
          </table:table-cell>
          <table:table-cell table:formula="of:=SUM([.J3:.J8])" office:value-type="float" office:value="175600" calcext:value-type="float">
            <text:p>175600</text:p>
          </table:table-cell>
          <table:table-cell table:formula="of:=SUM([.K3:.K8])" office:value-type="float" office:value="3517950" calcext:value-type="float">
            <text:p>3517950</text:p>
          </table:table-cell>
          <table:table-cell table:formula="of:=SUM([.L3:.L8])" office:value-type="float" office:value="3040000" calcext:value-type="float">
            <text:p>3040000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ean</text:p>
          </table:table-cell>
          <table:table-cell table:style-name="Default" table:formula="of:=[.G9]/[.E9]" office:value-type="float" office:value="2210.5" calcext:value-type="float">
            <text:p>2210.5</text:p>
          </table:table-cell>
          <table:table-cell table:style-name="Default" table:formula="of:=[.H9]/[.F9]" office:value-type="float" office:value="2210" calcext:value-type="float">
            <text:p>221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ariance</text:p>
          </table:table-cell>
          <table:table-cell table:style-name="Default" table:formula="of:=[.K9]/([.E9]-1)" office:value-type="float" office:value="17678.1407035176" calcext:value-type="float">
            <text:p>17678.1407035176</text:p>
          </table:table-cell>
          <table:table-cell table:style-name="Default" table:formula="of:=[.L9]/([.F9]-1)" office:value-type="float" office:value="15276.3819095477" calcext:value-type="float">
            <text:p>15276.381909547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</text:p>
          </table:table-cell>
          <table:table-cell table:style-name="Default" table:formula="of:=SQRT([.E11])" office:value-type="float" office:value="132.95916930967" calcext:value-type="float">
            <text:p>132.95916930967</text:p>
          </table:table-cell>
          <table:table-cell table:style-name="Default" table:formula="of:=SQRT([.F11])" office:value-type="float" office:value="123.597661424267" calcext:value-type="float">
            <text:p>123.59766142426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n*p</text:p>
          </table:table-cell>
          <table:covered-table-cell table:style-name="Default"/>
          <table:table-cell table:style-name="Default" office:value-type="string" calcext:value-type="string">
            <text:p>chisq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Lp</text:p>
          </table:table-cell>
          <table:table-cell table:style-name="ce4" office:value-type="string" calcext:value-type="string">
            <text:p>i) </text:p>
          </table:table-cell>
          <table:table-cell table:style-name="ce4" office:value-type="string" calcext:value-type="string">
            <text:p>ii) </text:p>
          </table:table-cell>
          <table:table-cell table:style-name="ce4" office:value-type="string" calcext:value-type="string">
            <text:p>i) </text:p>
          </table:table-cell>
          <table:table-cell table:style-name="ce4" office:value-type="string" calcext:value-type="string">
            <text:p>ii) </text:p>
          </table:table-cell>
          <table:table-cell table:style-name="ce4" office:value-type="string" calcext:value-type="string">
            <text:p>i) </text:p>
          </table:table-cell>
          <table:table-cell table:style-name="ce4" office:value-type="string" calcext:value-type="string">
            <text:p>ii) 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M.MICROSOFT.NORM.DIST([.$C3];[.E$10];[.E$12];1) - COM.MICROSOFT.NORM.DIST([.$B3];[.E$10];[.E$12];1)" office:value-type="float" office:value="0.0469249747528153" calcext:value-type="float">
            <text:p>0.046925</text:p>
          </table:table-cell>
          <table:table-cell table:formula="of:=COM.MICROSOFT.NORM.DIST([.$C3];[.F$10];[.F$12];1) - COM.MICROSOFT.NORM.DIST([.$B3];[.F$10];[.F$12];1)" office:value-type="float" office:value="0.0385853579748064" calcext:value-type="float">
            <text:p>0.038585</text:p>
          </table:table-cell>
          <table:table-cell table:formula="of:=[.B16]*[.E$9]" office:value-type="float" office:value="9.38499495056306" calcext:value-type="float">
            <text:p>9.384995</text:p>
          </table:table-cell>
          <table:table-cell table:formula="of:=[.C16]*[.F$9]" office:value-type="float" office:value="7.71707159496128" calcext:value-type="float">
            <text:p>7.717072</text:p>
          </table:table-cell>
          <table:table-cell table:formula="of:=([.E3]-[.D16])^2/[.D16]" office:value-type="float" office:value="2.269396171071" calcext:value-type="float">
            <text:p>2.269396</text:p>
          </table:table-cell>
          <table:table-cell table:formula="of:=([.F3]-[.E16])^2/[.E16]" office:value-type="float" office:value="0.675354898344543" calcext:value-type="float">
            <text:p>0.67535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M.MICROSOFT.NORM.DIST([.$C4];[.E$10];[.E$12];1) - COM.MICROSOFT.NORM.DIST([.$B4];[.E$10];[.E$12];1)" office:value-type="float" office:value="0.146274831898378" calcext:value-type="float">
            <text:p>0.146275</text:p>
          </table:table-cell>
          <table:table-cell table:formula="of:=COM.MICROSOFT.NORM.DIST([.$C4];[.F$10];[.F$12];1) - COM.MICROSOFT.NORM.DIST([.$B4];[.F$10];[.F$12];1)" office:value-type="float" office:value="0.142083291167763" calcext:value-type="float">
            <text:p>0.142083</text:p>
          </table:table-cell>
          <table:table-cell table:formula="of:=[.B17]*[.E$9]" office:value-type="float" office:value="29.2549663796755" calcext:value-type="float">
            <text:p>29.254966</text:p>
          </table:table-cell>
          <table:table-cell table:formula="of:=[.C17]*[.F$9]" office:value-type="float" office:value="28.4166582335526" calcext:value-type="float">
            <text:p>28.416658</text:p>
          </table:table-cell>
          <table:table-cell table:formula="of:=([.E4]-[.D17])^2/[.D17]" office:value-type="float" office:value="0.362154103864515" calcext:value-type="float">
            <text:p>0.362154</text:p>
          </table:table-cell>
          <table:table-cell table:formula="of:=([.F4]-[.E17])^2/[.E17]" office:value-type="float" office:value="0.205521598275115" calcext:value-type="float">
            <text:p>0.20552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M.MICROSOFT.NORM.DIST([.$C5];[.E$10];[.E$12];1) - COM.MICROSOFT.NORM.DIST([.$B5];[.E$10];[.E$12];1)" office:value-type="float" office:value="0.265564006201127" calcext:value-type="float">
            <text:p>0.265564</text:p>
          </table:table-cell>
          <table:table-cell table:formula="of:=COM.MICROSOFT.NORM.DIST([.$C5];[.F$10];[.F$12];1) - COM.MICROSOFT.NORM.DIST([.$B5];[.F$10];[.F$12];1)" office:value-type="float" office:value="0.281020575470511" calcext:value-type="float">
            <text:p>0.281021</text:p>
          </table:table-cell>
          <table:table-cell table:formula="of:=[.B18]*[.E$9]" office:value-type="float" office:value="53.1128012402254" calcext:value-type="float">
            <text:p>53.112801</text:p>
          </table:table-cell>
          <table:table-cell table:formula="of:=[.C18]*[.F$9]" office:value-type="float" office:value="56.2041150941022" calcext:value-type="float">
            <text:p>56.204115</text:p>
          </table:table-cell>
          <table:table-cell table:formula="of:=([.E5]-[.D18])^2/[.D18]" office:value-type="float" office:value="0.0233150308650878" calcext:value-type="float">
            <text:p>0.023315</text:p>
          </table:table-cell>
          <table:table-cell table:formula="of:=([.F5]-[.E18])^2/[.E18]" office:value-type="float" office:value="0.000741279736734107" calcext:value-type="float">
            <text:p>0.00074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M.MICROSOFT.NORM.DIST([.$C6];[.E$10];[.E$12];1) - COM.MICROSOFT.NORM.DIST([.$B6];[.E$10];[.E$12];1)" office:value-type="float" office:value="0.281042961115743" calcext:value-type="float">
            <text:p>0.281043</text:p>
          </table:table-cell>
          <table:table-cell table:formula="of:=COM.MICROSOFT.NORM.DIST([.$C6];[.F$10];[.F$12];1) - COM.MICROSOFT.NORM.DIST([.$B6];[.F$10];[.F$12];1)" office:value-type="float" office:value="0.298987279671466" calcext:value-type="float">
            <text:p>0.298987</text:p>
          </table:table-cell>
          <table:table-cell table:formula="of:=[.B19]*[.E$9]" office:value-type="float" office:value="56.2085922231486" calcext:value-type="float">
            <text:p>56.208592</text:p>
          </table:table-cell>
          <table:table-cell table:formula="of:=[.C19]*[.F$9]" office:value-type="float" office:value="59.7974559342931" calcext:value-type="float">
            <text:p>59.797456</text:p>
          </table:table-cell>
          <table:table-cell table:formula="of:=([.E6]-[.D19])^2/[.D19]" office:value-type="float" office:value="0.0570934388504737" calcext:value-type="float">
            <text:p>0.057093</text:p>
          </table:table-cell>
          <table:table-cell table:formula="of:=([.F6]-[.E19])^2/[.E19]" office:value-type="float" office:value="0.295353311412022" calcext:value-type="float">
            <text:p>0.29535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M.MICROSOFT.NORM.DIST([.$C7];[.E$10];[.E$12];1) - COM.MICROSOFT.NORM.DIST([.$B7];[.E$10];[.E$12];1)" office:value-type="float" office:value="0.173386902873774" calcext:value-type="float">
            <text:p>0.173387</text:p>
          </table:table-cell>
          <table:table-cell table:formula="of:=COM.MICROSOFT.NORM.DIST([.$C7];[.F$10];[.F$12];1) - COM.MICROSOFT.NORM.DIST([.$B7];[.F$10];[.F$12];1)" office:value-type="float" office:value="0.171138483749576" calcext:value-type="float">
            <text:p>0.171138</text:p>
          </table:table-cell>
          <table:table-cell table:formula="of:=[.B20]*[.E$9]" office:value-type="float" office:value="34.6773805747548" calcext:value-type="float">
            <text:p>34.677381</text:p>
          </table:table-cell>
          <table:table-cell table:formula="of:=[.C20]*[.F$9]" office:value-type="float" office:value="34.2276967499152" calcext:value-type="float">
            <text:p>34.227697</text:p>
          </table:table-cell>
          <table:table-cell table:formula="of:=([.E7]-[.D20])^2/[.D20]" office:value-type="float" office:value="0.0811366241028284" calcext:value-type="float">
            <text:p>0.081137</text:p>
          </table:table-cell>
          <table:table-cell table:formula="of:=([.F7]-[.E20])^2/[.E20]" office:value-type="float" office:value="0.522191719175132" calcext:value-type="float">
            <text:p>0.52219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M.MICROSOFT.NORM.DIST([.$C8];[.E$10];[.E$12];1) - COM.MICROSOFT.NORM.DIST([.$B8];[.E$10];[.E$12];1)" office:value-type="float" office:value="0.0623156824167916" calcext:value-type="float">
            <text:p>0.062316</text:p>
          </table:table-cell>
          <table:table-cell table:formula="of:=COM.MICROSOFT.NORM.DIST([.$C8];[.F$10];[.F$12];1) - COM.MICROSOFT.NORM.DIST([.$B8];[.F$10];[.F$12];1)" office:value-type="float" office:value="0.052636708476413" calcext:value-type="float">
            <text:p>0.052637</text:p>
          </table:table-cell>
          <table:table-cell table:formula="of:=[.B21]*[.E$9]" office:value-type="float" office:value="12.4631364833583" calcext:value-type="float">
            <text:p>12.463136</text:p>
          </table:table-cell>
          <table:table-cell table:formula="of:=[.C21]*[.F$9]" office:value-type="float" office:value="10.5273416952826" calcext:value-type="float">
            <text:p>10.527342</text:p>
          </table:table-cell>
          <table:table-cell table:formula="of:=([.E8]-[.D21])^2/[.D21]" office:value-type="float" office:value="1.65152091498944" calcext:value-type="float">
            <text:p>1.651521</text:p>
          </table:table-cell>
          <table:table-cell table:formula="of:=([.F8]-[.E21])^2/[.E21]" office:value-type="float" office:value="1.14552714734496" calcext:value-type="float">
            <text:p>1.1455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16:.B21])" office:value-type="float" office:value="0.975509359258628" calcext:value-type="float">
            <text:p>0.975509</text:p>
          </table:table-cell>
          <table:table-cell table:formula="of:=SUM([.C16:.C21])" office:value-type="float" office:value="0.984451696510535" calcext:value-type="float">
            <text:p>0.984452</text:p>
          </table:table-cell>
          <table:table-cell table:formula="of:=SUM([.D16:.D21])" office:value-type="float" office:value="195.101871851726" calcext:value-type="float">
            <text:p>195.101872</text:p>
          </table:table-cell>
          <table:table-cell table:formula="of:=SUM([.E16:.E21])" office:value-type="float" office:value="196.890339302107" calcext:value-type="float">
            <text:p>196.890339</text:p>
          </table:table-cell>
          <table:table-cell table:formula="of:=SUM([.F16:.F21])" office:value-type="float" office:value="4.44461628374334" calcext:value-type="float">
            <text:p>4.444616</text:p>
          </table:table-cell>
          <table:table-cell table:formula="of:=SUM([.G16:.G21])" office:value-type="float" office:value="2.84468995428851" calcext:value-type="float">
            <text:p>2.84469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n*p</text:p>
          </table:table-cell>
          <table:covered-table-cell table:style-name="Default"/>
          <table:table-cell table:style-name="Default" office:value-type="string" calcext:value-type="string">
            <text:p>chisq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Lp</text:p>
          </table:table-cell>
          <table:table-cell table:style-name="ce4" office:value-type="string" calcext:value-type="string">
            <text:p>i) </text:p>
          </table:table-cell>
          <table:table-cell table:style-name="ce4" office:value-type="string" calcext:value-type="string">
            <text:p>ii) </text:p>
          </table:table-cell>
          <table:table-cell table:style-name="ce4" office:value-type="string" calcext:value-type="string">
            <text:p>i) </text:p>
          </table:table-cell>
          <table:table-cell table:style-name="ce4" office:value-type="string" calcext:value-type="string">
            <text:p>ii) </text:p>
          </table:table-cell>
          <table:table-cell table:style-name="ce4" office:value-type="string" calcext:value-type="string">
            <text:p>i) </text:p>
          </table:table-cell>
          <table:table-cell table:style-name="ce4" office:value-type="string" calcext:value-type="string">
            <text:p>ii) 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M.MICROSOFT.NORM.DIST([.$C3];2200;[.E$12];1) - COM.MICROSOFT.NORM.DIST([.$B3];2200;[.E$12];1)" office:value-type="float" office:value="0.0542372815261035" calcext:value-type="float">
            <text:p>0.054237</text:p>
          </table:table-cell>
          <table:table-cell table:formula="of:=COM.MICROSOFT.NORM.DIST([.$C3];2200;[.F$12];1) - COM.MICROSOFT.NORM.DIST([.$B3];2200;[.F$12];1)" office:value-type="float" office:value="0.0452074552078628" calcext:value-type="float">
            <text:p>0.045207</text:p>
          </table:table-cell>
          <table:table-cell table:formula="of:=[.B26]*[.E$9]" office:value-type="float" office:value="10.8474563052207" calcext:value-type="float">
            <text:p>10.847456</text:p>
          </table:table-cell>
          <table:table-cell table:formula="of:=[.C26]*[.F$9]" office:value-type="float" office:value="9.04149104157257" calcext:value-type="float">
            <text:p>9.041491</text:p>
          </table:table-cell>
          <table:table-cell table:formula="of:=([.E3]-[.D26])^2/[.D26]" office:value-type="float" office:value="0.916208507123418" calcext:value-type="float">
            <text:p>0.916209</text:p>
          </table:table-cell>
          <table:table-cell table:formula="of:=([.F3]-[.E26])^2/[.E26]" office:value-type="float" office:value="0.101613707203967" calcext:value-type="float">
            <text:p>0.10161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M.MICROSOFT.NORM.DIST([.$C4];2200;[.E$12];1) - COM.MICROSOFT.NORM.DIST([.$B4];2200;[.E$12];1)" office:value-type="float" office:value="0.159730064739213" calcext:value-type="float">
            <text:p>0.159730</text:p>
          </table:table-cell>
          <table:table-cell table:formula="of:=COM.MICROSOFT.NORM.DIST([.$C4];2200;[.F$12];1) - COM.MICROSOFT.NORM.DIST([.$B4];2200;[.F$12];1)" office:value-type="float" office:value="0.156420736437221" calcext:value-type="float">
            <text:p>0.156421</text:p>
          </table:table-cell>
          <table:table-cell table:formula="of:=[.B27]*[.E$9]" office:value-type="float" office:value="31.9460129478427" calcext:value-type="float">
            <text:p>31.946013</text:p>
          </table:table-cell>
          <table:table-cell table:formula="of:=[.C27]*[.F$9]" office:value-type="float" office:value="31.2841472874443" calcext:value-type="float">
            <text:p>31.284147</text:p>
          </table:table-cell>
          <table:table-cell table:formula="of:=([.E4]-[.D27])^2/[.D27]" office:value-type="float" office:value="1.10671306724993" calcext:value-type="float">
            <text:p>1.106713</text:p>
          </table:table-cell>
          <table:table-cell table:formula="of:=([.F4]-[.E27])^2/[.E27]" office:value-type="float" office:value="0.892535516434268" calcext:value-type="float">
            <text:p>0.89253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M.MICROSOFT.NORM.DIST([.$C5];2200;[.E$12];1) - COM.MICROSOFT.NORM.DIST([.$B5];2200;[.E$12];1)" office:value-type="float" office:value="0.274007723667158" calcext:value-type="float">
            <text:p>0.274008</text:p>
          </table:table-cell>
          <table:table-cell table:formula="of:=COM.MICROSOFT.NORM.DIST([.$C5];2200;[.F$12];1) - COM.MICROSOFT.NORM.DIST([.$B5];2200;[.F$12];1)" office:value-type="float" office:value="0.290764513067888" calcext:value-type="float">
            <text:p>0.290765</text:p>
          </table:table-cell>
          <table:table-cell table:formula="of:=[.B28]*[.E$9]" office:value-type="float" office:value="54.8015447334317" calcext:value-type="float">
            <text:p>54.801545</text:p>
          </table:table-cell>
          <table:table-cell table:formula="of:=[.C28]*[.F$9]" office:value-type="float" office:value="58.1529026135777" calcext:value-type="float">
            <text:p>58.152903</text:p>
          </table:table-cell>
          <table:table-cell table:formula="of:=([.E5]-[.D28])^2/[.D28]" office:value-type="float" office:value="0.143219555791657" calcext:value-type="float">
            <text:p>0.143220</text:p>
          </table:table-cell>
          <table:table-cell table:formula="of:=([.F5]-[.E28])^2/[.E28]" office:value-type="float" office:value="0.079703496390349" calcext:value-type="float">
            <text:p>0.07970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M.MICROSOFT.NORM.DIST([.$C6];2200;[.E$12];1) - COM.MICROSOFT.NORM.DIST([.$B6];2200;[.E$12];1)" office:value-type="float" office:value="0.274007723667158" calcext:value-type="float">
            <text:p>0.274008</text:p>
          </table:table-cell>
          <table:table-cell table:formula="of:=COM.MICROSOFT.NORM.DIST([.$C6];2200;[.F$12];1) - COM.MICROSOFT.NORM.DIST([.$B6];2200;[.F$12];1)" office:value-type="float" office:value="0.290764513067888" calcext:value-type="float">
            <text:p>0.290765</text:p>
          </table:table-cell>
          <table:table-cell table:formula="of:=[.B29]*[.E$9]" office:value-type="float" office:value="54.8015447334317" calcext:value-type="float">
            <text:p>54.801545</text:p>
          </table:table-cell>
          <table:table-cell table:formula="of:=[.C29]*[.F$9]" office:value-type="float" office:value="58.1529026135777" calcext:value-type="float">
            <text:p>58.152903</text:p>
          </table:table-cell>
          <table:table-cell table:formula="of:=([.E6]-[.D29])^2/[.D29]" office:value-type="float" office:value="0.186675688468283" calcext:value-type="float">
            <text:p>0.186676</text:p>
          </table:table-cell>
          <table:table-cell table:formula="of:=([.F6]-[.E29])^2/[.E29]" office:value-type="float" office:value="0.587907848271778" calcext:value-type="float">
            <text:p>0.58790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M.MICROSOFT.NORM.DIST([.$C7];2200;[.E$12];1) - COM.MICROSOFT.NORM.DIST([.$B7];2200;[.E$12];1)" office:value-type="float" office:value="0.159730064739213" calcext:value-type="float">
            <text:p>0.159730</text:p>
          </table:table-cell>
          <table:table-cell table:formula="of:=COM.MICROSOFT.NORM.DIST([.$C7];2200;[.F$12];1) - COM.MICROSOFT.NORM.DIST([.$B7];2200;[.F$12];1)" office:value-type="float" office:value="0.156420736437221" calcext:value-type="float">
            <text:p>0.156421</text:p>
          </table:table-cell>
          <table:table-cell table:formula="of:=[.B30]*[.E$9]" office:value-type="float" office:value="31.9460129478427" calcext:value-type="float">
            <text:p>31.946013</text:p>
          </table:table-cell>
          <table:table-cell table:formula="of:=[.C30]*[.F$9]" office:value-type="float" office:value="31.2841472874443" calcext:value-type="float">
            <text:p>31.284147</text:p>
          </table:table-cell>
          <table:table-cell table:formula="of:=([.E7]-[.D30])^2/[.D30]" office:value-type="float" office:value="0.0347739390179617" calcext:value-type="float">
            <text:p>0.034774</text:p>
          </table:table-cell>
          <table:table-cell table:formula="of:=([.F7]-[.E30])^2/[.E30]" office:value-type="float" office:value="0.0527114976380495" calcext:value-type="float">
            <text:p>0.05271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M.MICROSOFT.NORM.DIST([.$C8];2200;[.E$12];1) - COM.MICROSOFT.NORM.DIST([.$B8];2200;[.E$12];1)" office:value-type="float" office:value="0.0542372815261035" calcext:value-type="float">
            <text:p>0.054237</text:p>
          </table:table-cell>
          <table:table-cell table:formula="of:=COM.MICROSOFT.NORM.DIST([.$C8];2200;[.F$12];1) - COM.MICROSOFT.NORM.DIST([.$B8];2200;[.F$12];1)" office:value-type="float" office:value="0.0452074552078627" calcext:value-type="float">
            <text:p>0.045207</text:p>
          </table:table-cell>
          <table:table-cell table:formula="of:=[.B31]*[.E$9]" office:value-type="float" office:value="10.8474563052207" calcext:value-type="float">
            <text:p>10.847456</text:p>
          </table:table-cell>
          <table:table-cell table:formula="of:=[.C31]*[.F$9]" office:value-type="float" office:value="9.04149104157255" calcext:value-type="float">
            <text:p>9.041491</text:p>
          </table:table-cell>
          <table:table-cell table:formula="of:=([.E8]-[.D31])^2/[.D31]" office:value-type="float" office:value="3.48964705190378" calcext:value-type="float">
            <text:p>3.489647</text:p>
          </table:table-cell>
          <table:table-cell table:formula="of:=([.F8]-[.E31])^2/[.E31]" office:value-type="float" office:value="2.71933146621014" calcext:value-type="float">
            <text:p>2.7193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4"/>
          <table:table-cell table:formula="of:=SUM([.F26:.F31])" office:value-type="float" office:value="5.87723780955503" calcext:value-type="float">
            <text:p>5.877238</text:p>
          </table:table-cell>
          <table:table-cell table:formula="of:=SUM([.G26:.G31])" office:value-type="float" office:value="4.43380353214855" calcext:value-type="float">
            <text:p>4.433804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n*p</text:p>
          </table:table-cell>
          <table:covered-table-cell table:style-name="Default"/>
          <table:table-cell table:style-name="Default" office:value-type="string" calcext:value-type="string">
            <text:p>chisq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Lp</text:p>
          </table:table-cell>
          <table:table-cell table:style-name="ce4" office:value-type="string" calcext:value-type="string">
            <text:p>i) </text:p>
          </table:table-cell>
          <table:table-cell table:style-name="ce4" office:value-type="string" calcext:value-type="string">
            <text:p>ii) </text:p>
          </table:table-cell>
          <table:table-cell table:style-name="ce4" office:value-type="string" calcext:value-type="string">
            <text:p>i) </text:p>
          </table:table-cell>
          <table:table-cell table:style-name="ce4" office:value-type="string" calcext:value-type="string">
            <text:p>ii) </text:p>
          </table:table-cell>
          <table:table-cell table:style-name="ce4" office:value-type="string" calcext:value-type="string">
            <text:p>i) </text:p>
          </table:table-cell>
          <table:table-cell table:style-name="ce4" office:value-type="string" calcext:value-type="string">
            <text:p>ii) 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M.MICROSOFT.NORM.DIST([.$C3];2200;100;1) - COM.MICROSOFT.NORM.DIST([.$B3];2200;100;1)" office:value-type="float" office:value="0.0214002339165491" calcext:value-type="float">
            <text:p>0.021400</text:p>
          </table:table-cell>
          <table:table-cell table:formula="of:=COM.MICROSOFT.NORM.DIST([.$C3];2200;100;1) - COM.MICROSOFT.NORM.DIST([.$B3];2200;100;1)" office:value-type="float" office:value="0.0214002339165491" calcext:value-type="float">
            <text:p>0.021400</text:p>
          </table:table-cell>
          <table:table-cell table:formula="of:=[.B36]*[.E$9]" office:value-type="float" office:value="4.28004678330982" calcext:value-type="float">
            <text:p>4.280047</text:p>
          </table:table-cell>
          <table:table-cell table:formula="of:=[.C36]*[.F$9]" office:value-type="float" office:value="4.28004678330982" calcext:value-type="float">
            <text:p>4.280047</text:p>
          </table:table-cell>
          <table:table-cell table:formula="of:=([.E3]-[.D36])^2/[.D36]" office:value-type="float" office:value="22.0739387483014" calcext:value-type="float">
            <text:p>22.073939</text:p>
          </table:table-cell>
          <table:table-cell table:formula="of:=([.F3]-[.E36])^2/[.E36]" office:value-type="float" office:value="7.64427737769331" calcext:value-type="float">
            <text:p>7.64427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M.MICROSOFT.NORM.DIST([.$C4];2200;100;1) - COM.MICROSOFT.NORM.DIST([.$B4];2200;100;1)" office:value-type="float" office:value="0.135905121983278" calcext:value-type="float">
            <text:p>0.135905</text:p>
          </table:table-cell>
          <table:table-cell table:formula="of:=COM.MICROSOFT.NORM.DIST([.$C4];2200;100;1) - COM.MICROSOFT.NORM.DIST([.$B4];2200;100;1)" office:value-type="float" office:value="0.135905121983278" calcext:value-type="float">
            <text:p>0.135905</text:p>
          </table:table-cell>
          <table:table-cell table:formula="of:=[.B37]*[.E$9]" office:value-type="float" office:value="27.1810243966556" calcext:value-type="float">
            <text:p>27.181024</text:p>
          </table:table-cell>
          <table:table-cell table:formula="of:=[.C37]*[.F$9]" office:value-type="float" office:value="27.1810243966556" calcext:value-type="float">
            <text:p>27.181024</text:p>
          </table:table-cell>
          <table:table-cell table:formula="of:=([.E4]-[.D37])^2/[.D37]" office:value-type="float" office:value="0.0513158961612677" calcext:value-type="float">
            <text:p>0.051316</text:p>
          </table:table-cell>
          <table:table-cell table:formula="of:=([.F4]-[.E37])^2/[.E37]" office:value-type="float" office:value="0.0513158961612677" calcext:value-type="float">
            <text:p>0.05131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M.MICROSOFT.NORM.DIST([.$C5];2200;100;1) - COM.MICROSOFT.NORM.DIST([.$B5];2200;100;1)" office:value-type="float" office:value="0.341344746068543" calcext:value-type="float">
            <text:p>0.341345</text:p>
          </table:table-cell>
          <table:table-cell table:formula="of:=COM.MICROSOFT.NORM.DIST([.$C5];2200;100;1) - COM.MICROSOFT.NORM.DIST([.$B5];2200;100;1)" office:value-type="float" office:value="0.341344746068543" calcext:value-type="float">
            <text:p>0.341345</text:p>
          </table:table-cell>
          <table:table-cell table:formula="of:=[.B38]*[.E$9]" office:value-type="float" office:value="68.2689492137086" calcext:value-type="float">
            <text:p>68.268949</text:p>
          </table:table-cell>
          <table:table-cell table:formula="of:=[.C38]*[.F$9]" office:value-type="float" office:value="68.2689492137086" calcext:value-type="float">
            <text:p>68.268949</text:p>
          </table:table-cell>
          <table:table-cell table:formula="of:=([.E5]-[.D38])^2/[.D38]" office:value-type="float" office:value="3.87699988891994" calcext:value-type="float">
            <text:p>3.877000</text:p>
          </table:table-cell>
          <table:table-cell table:formula="of:=([.F5]-[.E38])^2/[.E38]" office:value-type="float" office:value="2.20491331040341" calcext:value-type="float">
            <text:p>2.20491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M.MICROSOFT.NORM.DIST([.$C6];2200;100;1) - COM.MICROSOFT.NORM.DIST([.$B6];2200;100;1)" office:value-type="float" office:value="0.341344746068543" calcext:value-type="float">
            <text:p>0.341345</text:p>
          </table:table-cell>
          <table:table-cell table:formula="of:=COM.MICROSOFT.NORM.DIST([.$C6];2200;100;1) - COM.MICROSOFT.NORM.DIST([.$B6];2200;100;1)" office:value-type="float" office:value="0.341344746068543" calcext:value-type="float">
            <text:p>0.341345</text:p>
          </table:table-cell>
          <table:table-cell table:formula="of:=[.B39]*[.E$9]" office:value-type="float" office:value="68.2689492137086" calcext:value-type="float">
            <text:p>68.268949</text:p>
          </table:table-cell>
          <table:table-cell table:formula="of:=[.C39]*[.F$9]" office:value-type="float" office:value="68.2689492137086" calcext:value-type="float">
            <text:p>68.268949</text:p>
          </table:table-cell>
          <table:table-cell table:formula="of:=([.E6]-[.D39])^2/[.D39]" office:value-type="float" office:value="1.54464539396413" calcext:value-type="float">
            <text:p>1.544645</text:p>
          </table:table-cell>
          <table:table-cell table:formula="of:=([.F6]-[.E39])^2/[.E39]" office:value-type="float" office:value="0.266943135922232" calcext:value-type="float">
            <text:p>0.26694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M.MICROSOFT.NORM.DIST([.$C7];2200;100;1) - COM.MICROSOFT.NORM.DIST([.$B7];2200;100;1)" office:value-type="float" office:value="0.135905121983278" calcext:value-type="float">
            <text:p>0.135905</text:p>
          </table:table-cell>
          <table:table-cell table:formula="of:=COM.MICROSOFT.NORM.DIST([.$C7];2200;100;1) - COM.MICROSOFT.NORM.DIST([.$B7];2200;100;1)" office:value-type="float" office:value="0.135905121983278" calcext:value-type="float">
            <text:p>0.135905</text:p>
          </table:table-cell>
          <table:table-cell table:formula="of:=[.B40]*[.E$9]" office:value-type="float" office:value="27.1810243966556" calcext:value-type="float">
            <text:p>27.181024</text:p>
          </table:table-cell>
          <table:table-cell table:formula="of:=[.C40]*[.F$9]" office:value-type="float" office:value="27.1810243966556" calcext:value-type="float">
            <text:p>27.181024</text:p>
          </table:table-cell>
          <table:table-cell table:formula="of:=([.E7]-[.D40])^2/[.D40]" office:value-type="float" office:value="1.24573954896576" calcext:value-type="float">
            <text:p>1.245740</text:p>
          </table:table-cell>
          <table:table-cell table:formula="of:=([.F7]-[.E40])^2/[.E40]" office:value-type="float" office:value="0.292359233275571" calcext:value-type="float">
            <text:p>0.29235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M.MICROSOFT.NORM.DIST([.$C8];2200;100;1) - COM.MICROSOFT.NORM.DIST([.$B8];2200;100;1)" office:value-type="float" office:value="0.021400233916549" calcext:value-type="float">
            <text:p>0.021400</text:p>
          </table:table-cell>
          <table:table-cell table:formula="of:=COM.MICROSOFT.NORM.DIST([.$C8];2200;100;1) - COM.MICROSOFT.NORM.DIST([.$B8];2200;100;1)" office:value-type="float" office:value="0.021400233916549" calcext:value-type="float">
            <text:p>0.021400</text:p>
          </table:table-cell>
          <table:table-cell table:formula="of:=[.B41]*[.E$9]" office:value-type="float" office:value="4.2800467833098" calcext:value-type="float">
            <text:p>4.280047</text:p>
          </table:table-cell>
          <table:table-cell table:formula="of:=[.C41]*[.F$9]" office:value-type="float" office:value="4.2800467833098" calcext:value-type="float">
            <text:p>4.280047</text:p>
          </table:table-cell>
          <table:table-cell table:formula="of:=([.E8]-[.D41])^2/[.D41]" office:value-type="float" office:value="37.8026732010785" calcext:value-type="float">
            <text:p>37.802673</text:p>
          </table:table-cell>
          <table:table-cell table:formula="of:=([.F8]-[.E41])^2/[.E41]" office:value-type="float" office:value="22.0739387483017" calcext:value-type="float">
            <text:p>22.0739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4"/>
          <table:table-cell table:formula="of:=SUM([.F36:.F41])" office:value-type="float" office:value="66.595312677391" calcext:value-type="float">
            <text:p>66.595313</text:p>
          </table:table-cell>
          <table:table-cell table:formula="of:=SUM([.G36:.G41])" office:value-type="float" office:value="32.5337477017575" calcext:value-type="float">
            <text:p>32.533748</text:p>
          </table:table-cell>
          <table:table-cell table:number-columns-repeated="5"/>
        </table:table-row>
      </table:table>
      <table:table table:name="Zadanie 9" table:style-name="ta1">
        <table:table-column table:style-name="co1" table:number-columns-repeated="5" table:default-cell-style-name="Default"/>
        <table:table-column table:style-name="co5" table:number-columns-repeated="2" table:default-cell-style-name="Default"/>
        <table:table-column table:style-name="co5" table:default-cell-style-name="ce1"/>
        <table:table-column table:style-name="co1" table:default-cell-style-name="ce1"/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Przedzial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<text:s/>i</text:p>
          </table:table-cell>
          <table:table-cell office:value-type="string" calcext:value-type="string">
            <text:p><text:s/>ii</text:p>
          </table:table-cell>
          <table:table-cell office:value-type="string" calcext:value-type="string">
            <text:p>cum ni</text:p>
          </table:table-cell>
          <table:table-cell office:value-type="string" calcext:value-type="string">
            <text:p>cum nii</text:p>
          </table:table-cell>
          <table:table-cell table:style-name="Default"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/>
          <table:table-cell table:style-name="Default" office:value-type="string" calcext:value-type="string">
            <text:p>F(x|X)</text:p>
          </table:table-cell>
          <table:table-cell table:style-name="Default"/>
          <table:table-cell office:value-type="string" calcext:value-type="string">
            <text:p>F(x|X) – F(x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0; 1]</text:p>
          </table:table-cell>
          <table:table-cell office:value-type="float" office:value="0.5" calcext:value-type="float">
            <text:p>0.5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table:formula="of:=[.D2]" office:value-type="float" office:value="52" calcext:value-type="float">
            <text:p>52</text:p>
          </table:table-cell>
          <table:table-cell table:formula="of:=[.E2]" office:value-type="float" office:value="33" calcext:value-type="float">
            <text:p>33</text:p>
          </table:table-cell>
          <table:table-cell table:formula="of:=[.D2]/[.D$12]" office:value-type="float" office:value="0.346666666666667" calcext:value-type="float">
            <text:p>0.346667</text:p>
          </table:table-cell>
          <table:table-cell table:formula="of:=[.E2]/[.E$12]" office:value-type="float" office:value="0.239130434782609" calcext:value-type="float">
            <text:p>0.239130</text:p>
          </table:table-cell>
          <table:table-cell table:formula="of:=0.02*(10*[.A2]-[.A2]^2/2)" office:value-type="float" office:value="0.19" calcext:value-type="float">
            <text:p>0.19</text:p>
          </table:table-cell>
          <table:table-cell table:formula="of:=0.02*(10 - [.L2])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[.F2]/[.D$12]" office:value-type="float" office:value="0.346666666666667" calcext:value-type="float">
            <text:p>0.346667</text:p>
          </table:table-cell>
          <table:table-cell table:formula="of:=[.G2]/[.E$12]" office:value-type="float" office:value="0.239130434782609" calcext:value-type="float">
            <text:p>0.239130</text:p>
          </table:table-cell>
          <table:table-cell table:formula="of:=ABS([.M2]-[.$J2])" office:value-type="float" office:value="0.156666666666667" calcext:value-type="float">
            <text:p>0.156666666666667</text:p>
          </table:table-cell>
          <table:table-cell table:formula="of:=ABS([.N2]-[.$J2])" office:value-type="float" office:value="0.0491304347826087" calcext:value-type="float">
            <text:p>0.0491304347826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(1; 2]</text:p>
          </table:table-cell>
          <table:table-cell table:formula="of:=3/2" office:value-type="float" office:value="1.5" calcext:value-type="float">
            <text:p>1.5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formula="of:=[.F2]+[.D3]" office:value-type="float" office:value="90" calcext:value-type="float">
            <text:p>90</text:p>
          </table:table-cell>
          <table:table-cell table:formula="of:=[.G2]+[.E3]" office:value-type="float" office:value="69" calcext:value-type="float">
            <text:p>69</text:p>
          </table:table-cell>
          <table:table-cell table:formula="of:=[.D3]/[.D$12]" office:value-type="float" office:value="0.253333333333333" calcext:value-type="float">
            <text:p>0.253333</text:p>
          </table:table-cell>
          <table:table-cell table:formula="of:=[.E3]/[.E$12]" office:value-type="float" office:value="0.260869565217391" calcext:value-type="float">
            <text:p>0.260870</text:p>
          </table:table-cell>
          <table:table-cell table:formula="of:=0.02*(10*[.A3]-[.A3]^2/2)" office:value-type="float" office:value="0.36" calcext:value-type="float">
            <text:p>0.36</text:p>
          </table:table-cell>
          <table:table-cell table:formula="of:=0.02*(10 - [.L3])"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table:formula="of:=[.F3]/[.D$12]" office:value-type="float" office:value="0.6" calcext:value-type="float">
            <text:p>0.600000</text:p>
          </table:table-cell>
          <table:table-cell table:formula="of:=[.G3]/[.E$12]" office:value-type="float" office:value="0.5" calcext:value-type="float">
            <text:p>0.500000</text:p>
          </table:table-cell>
          <table:table-cell table:formula="of:=ABS([.M3]-[.$J3])" office:value-type="float" office:value="0.24" calcext:value-type="float">
            <text:p>0.24</text:p>
          </table:table-cell>
          <table:table-cell table:formula="of:=ABS([.N3]-[.$J3])"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2; 3]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[.F3]+[.D4]" office:value-type="float" office:value="110" calcext:value-type="float">
            <text:p>110</text:p>
          </table:table-cell>
          <table:table-cell table:formula="of:=[.G3]+[.E4]" office:value-type="float" office:value="88" calcext:value-type="float">
            <text:p>88</text:p>
          </table:table-cell>
          <table:table-cell table:formula="of:=[.D4]/[.D$12]" office:value-type="float" office:value="0.133333333333333" calcext:value-type="float">
            <text:p>0.133333</text:p>
          </table:table-cell>
          <table:table-cell table:formula="of:=[.E4]/[.E$12]" office:value-type="float" office:value="0.13768115942029" calcext:value-type="float">
            <text:p>0.137681</text:p>
          </table:table-cell>
          <table:table-cell table:formula="of:=0.02*(10*[.A4]-[.A4]^2/2)" office:value-type="float" office:value="0.51" calcext:value-type="float">
            <text:p>0.51</text:p>
          </table:table-cell>
          <table:table-cell table:formula="of:=0.02*(10 - [.L4])" office:value-type="float" office:value="0.16" calcext:value-type="float">
            <text:p>0.16</text:p>
          </table:table-cell>
          <table:table-cell office:value-type="float" office:value="2" calcext:value-type="float">
            <text:p>2</text:p>
          </table:table-cell>
          <table:table-cell table:formula="of:=[.F4]/[.D$12]" office:value-type="float" office:value="0.733333333333333" calcext:value-type="float">
            <text:p>0.733333</text:p>
          </table:table-cell>
          <table:table-cell table:formula="of:=[.G4]/[.E$12]" office:value-type="float" office:value="0.63768115942029" calcext:value-type="float">
            <text:p>0.637681</text:p>
          </table:table-cell>
          <table:table-cell table:formula="of:=ABS([.M4]-[.$J4])" office:value-type="float" office:value="0.223333333333333" calcext:value-type="float">
            <text:p>0.223333333333333</text:p>
          </table:table-cell>
          <table:table-cell table:formula="of:=ABS([.N4]-[.$J4])" office:value-type="float" office:value="0.12768115942029" calcext:value-type="float">
            <text:p>0.127681159420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3; 4]</text:p>
          </table:table-cell>
          <table:table-cell office:value-type="float" office:value="3.5" calcext:value-type="float">
            <text:p>3.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[.F4]+[.D5]" office:value-type="float" office:value="122" calcext:value-type="float">
            <text:p>122</text:p>
          </table:table-cell>
          <table:table-cell table:formula="of:=[.G4]+[.E5]" office:value-type="float" office:value="102" calcext:value-type="float">
            <text:p>102</text:p>
          </table:table-cell>
          <table:table-cell table:formula="of:=[.D5]/[.D$12]" office:value-type="float" office:value="0.08" calcext:value-type="float">
            <text:p>0.080000</text:p>
          </table:table-cell>
          <table:table-cell table:formula="of:=[.E5]/[.E$12]" office:value-type="float" office:value="0.101449275362319" calcext:value-type="float">
            <text:p>0.101449</text:p>
          </table:table-cell>
          <table:table-cell table:formula="of:=0.02*(10*[.A5]-[.A5]^2/2)" office:value-type="float" office:value="0.64" calcext:value-type="float">
            <text:p>0.64</text:p>
          </table:table-cell>
          <table:table-cell table:formula="of:=0.02*(10 - [.L5])" office:value-type="float" office:value="0.14" calcext:value-type="float">
            <text:p>0.14</text:p>
          </table:table-cell>
          <table:table-cell office:value-type="float" office:value="3" calcext:value-type="float">
            <text:p>3</text:p>
          </table:table-cell>
          <table:table-cell table:formula="of:=[.F5]/[.D$12]" office:value-type="float" office:value="0.813333333333333" calcext:value-type="float">
            <text:p>0.813333</text:p>
          </table:table-cell>
          <table:table-cell table:formula="of:=[.G5]/[.E$12]" office:value-type="float" office:value="0.739130434782609" calcext:value-type="float">
            <text:p>0.739130</text:p>
          </table:table-cell>
          <table:table-cell table:formula="of:=ABS([.M5]-[.$J5])" office:value-type="float" office:value="0.173333333333333" calcext:value-type="float">
            <text:p>0.173333333333333</text:p>
          </table:table-cell>
          <table:table-cell table:formula="of:=ABS([.N5]-[.$J5])" office:value-type="float" office:value="0.0991304347826086" calcext:value-type="float">
            <text:p>0.0991304347826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4; 5]</text:p>
          </table:table-cell>
          <table:table-cell office:value-type="float" office:value="4.5" calcext:value-type="float">
            <text:p>4.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F5]+[.D6]" office:value-type="float" office:value="129" calcext:value-type="float">
            <text:p>129</text:p>
          </table:table-cell>
          <table:table-cell table:formula="of:=[.G5]+[.E6]" office:value-type="float" office:value="111" calcext:value-type="float">
            <text:p>111</text:p>
          </table:table-cell>
          <table:table-cell table:formula="of:=[.D6]/[.D$12]" office:value-type="float" office:value="0.0466666666666667" calcext:value-type="float">
            <text:p>0.046667</text:p>
          </table:table-cell>
          <table:table-cell table:formula="of:=[.E6]/[.E$12]" office:value-type="float" office:value="0.0652173913043478" calcext:value-type="float">
            <text:p>0.065217</text:p>
          </table:table-cell>
          <table:table-cell table:formula="of:=0.02*(10*[.A6]-[.A6]^2/2)" office:value-type="float" office:value="0.75" calcext:value-type="float">
            <text:p>0.75</text:p>
          </table:table-cell>
          <table:table-cell table:formula="of:=0.02*(10 - [.L6])"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table:formula="of:=[.F6]/[.D$12]" office:value-type="float" office:value="0.86" calcext:value-type="float">
            <text:p>0.860000</text:p>
          </table:table-cell>
          <table:table-cell table:formula="of:=[.G6]/[.E$12]" office:value-type="float" office:value="0.804347826086956" calcext:value-type="float">
            <text:p>0.804348</text:p>
          </table:table-cell>
          <table:table-cell table:formula="of:=ABS([.M6]-[.$J6])" office:value-type="float" office:value="0.11" calcext:value-type="float">
            <text:p>0.11</text:p>
          </table:table-cell>
          <table:table-cell table:formula="of:=ABS([.N6]-[.$J6])" office:value-type="float" office:value="0.0543478260869565" calcext:value-type="float">
            <text:p>0.0543478260869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5; 6]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F6]+[.D7]" office:value-type="float" office:value="135" calcext:value-type="float">
            <text:p>135</text:p>
          </table:table-cell>
          <table:table-cell table:formula="of:=[.G6]+[.E7]" office:value-type="float" office:value="119" calcext:value-type="float">
            <text:p>119</text:p>
          </table:table-cell>
          <table:table-cell table:formula="of:=[.D7]/[.D$12]" office:value-type="float" office:value="0.04" calcext:value-type="float">
            <text:p>0.040000</text:p>
          </table:table-cell>
          <table:table-cell table:formula="of:=[.E7]/[.E$12]" office:value-type="float" office:value="0.0579710144927536" calcext:value-type="float">
            <text:p>0.057971</text:p>
          </table:table-cell>
          <table:table-cell table:formula="of:=0.02*(10*[.A7]-[.A7]^2/2)" office:value-type="float" office:value="0.84" calcext:value-type="float">
            <text:p>0.84</text:p>
          </table:table-cell>
          <table:table-cell table:formula="of:=0.02*(10 - [.L7])"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formula="of:=[.F7]/[.D$12]" office:value-type="float" office:value="0.9" calcext:value-type="float">
            <text:p>0.900000</text:p>
          </table:table-cell>
          <table:table-cell table:formula="of:=[.G7]/[.E$12]" office:value-type="float" office:value="0.86231884057971" calcext:value-type="float">
            <text:p>0.862319</text:p>
          </table:table-cell>
          <table:table-cell table:formula="of:=ABS([.M7]-[.$J7])" office:value-type="float" office:value="0.0600000000000001" calcext:value-type="float">
            <text:p>0.06</text:p>
          </table:table-cell>
          <table:table-cell table:formula="of:=ABS([.N7]-[.$J7])" office:value-type="float" office:value="0.0223188405797102" calcext:value-type="float">
            <text:p>0.022318840579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6; 7]</text:p>
          </table:table-cell>
          <table:table-cell office:value-type="float" office:value="6.5" calcext:value-type="float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F7]+[.D8]" office:value-type="float" office:value="140" calcext:value-type="float">
            <text:p>140</text:p>
          </table:table-cell>
          <table:table-cell table:formula="of:=[.G7]+[.E8]" office:value-type="float" office:value="123" calcext:value-type="float">
            <text:p>123</text:p>
          </table:table-cell>
          <table:table-cell table:formula="of:=[.D8]/[.D$12]" office:value-type="float" office:value="0.0333333333333333" calcext:value-type="float">
            <text:p>0.033333</text:p>
          </table:table-cell>
          <table:table-cell table:formula="of:=[.E8]/[.E$12]" office:value-type="float" office:value="0.0289855072463768" calcext:value-type="float">
            <text:p>0.028986</text:p>
          </table:table-cell>
          <table:table-cell table:formula="of:=0.02*(10*[.A8]-[.A8]^2/2)" office:value-type="float" office:value="0.91" calcext:value-type="float">
            <text:p>0.91</text:p>
          </table:table-cell>
          <table:table-cell table:formula="of:=0.02*(10 - [.L8])" office:value-type="float" office:value="0.08" calcext:value-type="float">
            <text:p>0.08</text:p>
          </table:table-cell>
          <table:table-cell office:value-type="float" office:value="6" calcext:value-type="float">
            <text:p>6</text:p>
          </table:table-cell>
          <table:table-cell table:formula="of:=[.F8]/[.D$12]" office:value-type="float" office:value="0.933333333333333" calcext:value-type="float">
            <text:p>0.933333</text:p>
          </table:table-cell>
          <table:table-cell table:formula="of:=[.G8]/[.E$12]" office:value-type="float" office:value="0.891304347826087" calcext:value-type="float">
            <text:p>0.891304</text:p>
          </table:table-cell>
          <table:table-cell table:formula="of:=ABS([.M8]-[.$J8])" office:value-type="float" office:value="0.0233333333333333" calcext:value-type="float">
            <text:p>0.023333333333333</text:p>
          </table:table-cell>
          <table:table-cell table:formula="of:=ABS([.N8]-[.$J8])" office:value-type="float" office:value="0.0186956521739131" calcext:value-type="float">
            <text:p>0.0186956521739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7; 8]</text:p>
          </table:table-cell>
          <table:table-cell office:value-type="float" office:value="7.5" calcext:value-type="float">
            <text:p>7.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F8]+[.D9]" office:value-type="float" office:value="145" calcext:value-type="float">
            <text:p>145</text:p>
          </table:table-cell>
          <table:table-cell table:formula="of:=[.G8]+[.E9]" office:value-type="float" office:value="129" calcext:value-type="float">
            <text:p>129</text:p>
          </table:table-cell>
          <table:table-cell table:formula="of:=[.D9]/[.D$12]" office:value-type="float" office:value="0.0333333333333333" calcext:value-type="float">
            <text:p>0.033333</text:p>
          </table:table-cell>
          <table:table-cell table:formula="of:=[.E9]/[.E$12]" office:value-type="float" office:value="0.0434782608695652" calcext:value-type="float">
            <text:p>0.043478</text:p>
          </table:table-cell>
          <table:table-cell table:formula="of:=0.02*(10*[.A9]-[.A9]^2/2)" office:value-type="float" office:value="0.96" calcext:value-type="float">
            <text:p>0.96</text:p>
          </table:table-cell>
          <table:table-cell table:formula="of:=0.02*(10 - [.L9])" office:value-type="float" office:value="0.06" calcext:value-type="float">
            <text:p>0.06</text:p>
          </table:table-cell>
          <table:table-cell office:value-type="float" office:value="7" calcext:value-type="float">
            <text:p>7</text:p>
          </table:table-cell>
          <table:table-cell table:formula="of:=[.F9]/[.D$12]" office:value-type="float" office:value="0.966666666666667" calcext:value-type="float">
            <text:p>0.966667</text:p>
          </table:table-cell>
          <table:table-cell table:formula="of:=[.G9]/[.E$12]" office:value-type="float" office:value="0.934782608695652" calcext:value-type="float">
            <text:p>0.934783</text:p>
          </table:table-cell>
          <table:table-cell table:formula="of:=ABS([.M9]-[.$J9])" office:value-type="float" office:value="0.00666666666666671" calcext:value-type="float">
            <text:p>0.006666666666667</text:p>
          </table:table-cell>
          <table:table-cell table:formula="of:=ABS([.N9]-[.$J9])" office:value-type="float" office:value="0.0252173913043477" calcext:value-type="float">
            <text:p>0.0252173913043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8; 9]</text:p>
          </table:table-cell>
          <table:table-cell office:value-type="float" office:value="8.5" calcext:value-type="float">
            <text:p>8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F9]+[.D10]" office:value-type="float" office:value="149" calcext:value-type="float">
            <text:p>149</text:p>
          </table:table-cell>
          <table:table-cell table:formula="of:=[.G9]+[.E10]" office:value-type="float" office:value="134" calcext:value-type="float">
            <text:p>134</text:p>
          </table:table-cell>
          <table:table-cell table:formula="of:=[.D10]/[.D$12]" office:value-type="float" office:value="0.0266666666666667" calcext:value-type="float">
            <text:p>0.026667</text:p>
          </table:table-cell>
          <table:table-cell table:formula="of:=[.E10]/[.E$12]" office:value-type="float" office:value="0.036231884057971" calcext:value-type="float">
            <text:p>0.036232</text:p>
          </table:table-cell>
          <table:table-cell table:formula="of:=0.02*(10*[.A10]-[.A10]^2/2)" office:value-type="float" office:value="0.99" calcext:value-type="float">
            <text:p>0.99</text:p>
          </table:table-cell>
          <table:table-cell table:formula="of:=0.02*(10 - [.L10])" office:value-type="float" office:value="0.04" calcext:value-type="float">
            <text:p>0.04</text:p>
          </table:table-cell>
          <table:table-cell office:value-type="float" office:value="8" calcext:value-type="float">
            <text:p>8</text:p>
          </table:table-cell>
          <table:table-cell table:formula="of:=[.F10]/[.D$12]" office:value-type="float" office:value="0.993333333333333" calcext:value-type="float">
            <text:p>0.993333</text:p>
          </table:table-cell>
          <table:table-cell table:formula="of:=[.G10]/[.E$12]" office:value-type="float" office:value="0.971014492753623" calcext:value-type="float">
            <text:p>0.971014</text:p>
          </table:table-cell>
          <table:table-cell table:formula="of:=ABS([.M10]-[.$J10])" office:value-type="float" office:value="0.0033333333333333" calcext:value-type="float">
            <text:p>0.003333333333333</text:p>
          </table:table-cell>
          <table:table-cell table:formula="of:=ABS([.N10]-[.$J10])" office:value-type="float" office:value="0.0189855072463768" calcext:value-type="float">
            <text:p>0.0189855072463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9; 10]</text:p>
          </table:table-cell>
          <table:table-cell office:value-type="float" office:value="9.5" calcext:value-type="float">
            <text:p>9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F10]+[.D11]" office:value-type="float" office:value="150" calcext:value-type="float">
            <text:p>150</text:p>
          </table:table-cell>
          <table:table-cell table:formula="of:=[.G10]+[.E11]" office:value-type="float" office:value="138" calcext:value-type="float">
            <text:p>138</text:p>
          </table:table-cell>
          <table:table-cell table:formula="of:=[.D11]/[.D$12]" office:value-type="float" office:value="0.00666666666666667" calcext:value-type="float">
            <text:p>0.006667</text:p>
          </table:table-cell>
          <table:table-cell table:formula="of:=[.E11]/[.E$12]" office:value-type="float" office:value="0.0289855072463768" calcext:value-type="float">
            <text:p>0.028986</text:p>
          </table:table-cell>
          <table:table-cell table:formula="of:=0.02*(10*[.A11]-[.A11]^2/2)" office:value-type="float" office:value="1" calcext:value-type="float">
            <text:p>1</text:p>
          </table:table-cell>
          <table:table-cell table:formula="of:=0.02*(10 - [.L11])" office:value-type="float" office:value="0.02" calcext:value-type="float">
            <text:p>0.02</text:p>
          </table:table-cell>
          <table:table-cell office:value-type="float" office:value="9" calcext:value-type="float">
            <text:p>9</text:p>
          </table:table-cell>
          <table:table-cell table:formula="of:=[.F11]/[.D$12]" office:value-type="float" office:value="1" calcext:value-type="float">
            <text:p>1.000000</text:p>
          </table:table-cell>
          <table:table-cell table:formula="of:=[.G11]/[.E$12]" office:value-type="float" office:value="1" calcext:value-type="float">
            <text:p>1.000000</text:p>
          </table:table-cell>
          <table:table-cell table:formula="of:=ABS([.M11]-[.$J11])" office:value-type="float" office:value="0" calcext:value-type="float">
            <text:p>0</text:p>
          </table:table-cell>
          <table:table-cell table:formula="of:=ABS([.N11]-[.$J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SUM([.D2:.D11])" office:value-type="float" office:value="150" calcext:value-type="float">
            <text:p>150</text:p>
          </table:table-cell>
          <table:table-cell table:formula="of:=SUM([.E2:.E11])" office:value-type="float" office:value="138" calcext:value-type="float">
            <text:p>138</text:p>
          </table:table-cell>
          <table:table-cell table:number-columns-repeated="2"/>
          <table:table-cell table:style-name="Default" table:formula="of:=SUM([.H2:.H11])" office:value-type="float" office:value="1" calcext:value-type="float">
            <text:p>1</text:p>
          </table:table-cell>
          <table:table-cell table:style-name="Default" table:formula="of:=SUM([.I2:.I11])" office:value-type="float" office:value="1" calcext:value-type="float">
            <text:p>1</text:p>
          </table:table-cell>
          <table:table-cell/>
          <table:table-cell table:formula="of:=0.02*(10 - [.L12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table:formula="of:=MAX([.O2:.O11])" office:value-type="float" office:value="0.24" calcext:value-type="float">
            <text:p>0.24</text:p>
          </table:table-cell>
          <table:table-cell table:formula="of:=MAX([.P2:.P11])" office:value-type="float" office:value="0.14" calcext:value-type="float">
            <text:p>0.14</text:p>
          </table:table-cell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formula="of:=SUM([.K2:.K12])" office:value-type="float" office:value="1.1" calcext:value-type="float">
            <text:p>1.1</text:p>
          </table:table-cell>
          <table:table-cell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nas" svg:font-family="'Liberation Snas'"/>
    <style:font-face style:name="F" svg:font-family="" style:font-family-generic="roman"/>
    <style:font-face style:name="Times New Roman" svg:font-family="'Times New Roman', 'Times New Roman PSMT'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 number:grouping="true"/>
    </number:number-style>
    <number:number-style style:name="N112">
      <number:number number:decimal-places="4" number:min-decimal-places="4" number:min-integer-digits="1" number:grouping="true"/>
    </number:number-style>
    <number:number-style style:name="N113">
      <number:number number:decimal-places="5" number:min-decimal-places="5" number:min-integer-digits="1" number:grouping="true"/>
    </number:number-style>
    <number:number-style style:name="N114">
      <number:number number:decimal-places="6" number:min-decimal-places="6" number:min-integer-digits="1" number:grouping="true"/>
    </number:number-style>
    <number:number-style style:name="N115">
      <number:number number:decimal-places="7" number:min-decimal-places="7" number:min-integer-digits="1" number:grouping="true"/>
    </number:number-style>
    <number:number-style style:name="N116">
      <number:number number:decimal-places="16" number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12:16:21.7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7T20:33:01.238000000</meta:creation-date>
    <dc:date>2021-05-18T19:59:59.360000000</dc:date>
    <meta:editing-duration>PT44M25S</meta:editing-duration>
    <meta:editing-cycles>5</meta:editing-cycles>
    <meta:generator>LibreOffice/7.1.3.2$Windows_X86_64 LibreOffice_project/47f78053abe362b9384784d31a6e56f8511eb1c1</meta:generator>
    <meta:document-statistic meta:table-count="3" meta:cell-count="601" meta:object-count="0"/>
    <meta:user-defined meta:name="qrichtext">1</meta:user-defined>
  </office:meta>
</office:document-meta>
</file>